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92ce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officeooo:paragraph-rsid="00192ce1" style:font-name-asian="OLIVEOIL" style:font-size-asian="14pt" style:font-name-complex="OLIVEOIL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officeooo:paragraph-rsid="000e6c24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23dd85" officeooo:paragraph-rsid="0023dd85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2c7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4b8a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8d61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2ce1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f617c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78d61" officeooo:paragraph-rsid="00178d61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paragraph-rsid="0005c0b7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f17a5" officeooo:paragraph-rsid="002f617c" style:font-name-asian="OzHandicraft BT" style:font-size-asian="14pt" style:font-name-complex="OzHandicraft B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92ce1" officeooo:paragraph-rsid="002f617c" style:font-name-asian="OzHandicraft BT" style:font-size-asian="14pt" style:font-name-complex="OzHandicraft B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8d61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31d105" officeooo:paragraph-rsid="0031d105" style:font-name-asian="OzHandicraft BT" style:font-size-asian="14pt" style:font-name-complex="OzHandicraft BT" style:font-size-complex="14pt"/>
    </style:style>
    <style:style style:name="P31" style:family="paragraph">
      <loext:graphic-properties draw:fill-color="#c5000b"/>
      <style:paragraph-properties fo:text-align="center"/>
    </style:style>
    <style:style style:name="P3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13294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102059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e6c24"/>
    </style:style>
    <style:style style:name="T15" style:family="text">
      <style:text-properties officeooo:rsid="00102059"/>
    </style:style>
    <style:style style:name="T16" style:family="text">
      <style:text-properties officeooo:rsid="001d8e38"/>
    </style:style>
    <style:style style:name="T17" style:family="text">
      <style:text-properties officeooo:rsid="001f5798"/>
    </style:style>
    <style:style style:name="T18" style:family="text">
      <style:text-properties officeooo:rsid="0023dd85"/>
    </style:style>
    <style:style style:name="T19" style:family="text">
      <style:text-properties officeooo:rsid="00253c57"/>
    </style:style>
    <style:style style:name="T20" style:family="text">
      <style:text-properties officeooo:rsid="00269786"/>
    </style:style>
    <style:style style:name="T21" style:family="text">
      <style:text-properties officeooo:rsid="0027e378"/>
    </style:style>
    <style:style style:name="T22" style:family="text">
      <style:text-properties officeooo:rsid="00288e84"/>
    </style:style>
    <style:style style:name="T23" style:family="text">
      <style:text-properties style:font-name="Liberation Serif" fo:font-weight="normal" officeooo:rsid="000e6c24" style:font-weight-asian="normal" style:font-weight-complex="normal"/>
    </style:style>
    <style:style style:name="T24" style:family="text">
      <style:text-properties officeooo:rsid="002c0806"/>
    </style:style>
    <style:style style:name="T25" style:family="text">
      <style:text-properties officeooo:rsid="002d1eea"/>
    </style:style>
    <style:style style:name="T26" style:family="text">
      <style:text-properties officeooo:rsid="002e628b"/>
    </style:style>
    <style:style style:name="T27" style:family="text">
      <style:text-properties officeooo:rsid="002f17a5"/>
    </style:style>
    <style:style style:name="T28" style:family="text">
      <style:text-properties officeooo:rsid="0031219c"/>
    </style:style>
    <style:style style:name="T29" style:family="text">
      <style:text-properties officeooo:rsid="00325289"/>
    </style:style>
    <style:style style:name="T30" style:family="text">
      <style:text-properties officeooo:rsid="0032ff8a"/>
    </style:style>
    <style:style style:name="T31" style:family="text">
      <style:text-properties officeooo:rsid="003579df"/>
    </style:style>
    <style:style style:name="T32" style:family="text">
      <style:text-properties officeooo:rsid="003702ca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c5000b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5"/>
      <text:p text:style-name="P5"/>
      <text:p text:style-name="P5"/>
      <text:p text:style-name="P5"/>
      <text:p text:style-name="P23"/>
      <text:p text:style-name="P5"/>
      <text:p text:style-name="P5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4">Nirvana Chanterelle Ale</text:span> <text:s text:c="65"/></text:p>
      <text:p text:style-name="P10">Brew Date: <text:s text:c="2"/><text:span text:style-name="T16">Sept 3’17</text:span> <text:s text:c="66"/></text:p>
      <text:p text:style-name="P3"><text:span text:style-name="T4">Batch Size:</text:span><text:span text:style-name="T9"> 10 </text:span><text:span text:style-name="T10">gal</text:span><text:span text:style-name="T4"><text:tab/><text:tab/><text:tab/></text:span></text:p>
      <text:p text:style-name="P1"><text:span text:style-name="T4">Target OG/◦P:</text:span><text:span text:style-name="T5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32" svg:x1="1.543cm" svg:y1="0.624cm" svg:x2="1.622cm" svg:y2="6.577cm"><text:p/></draw:line><draw:line text:anchor-type="paragraph" draw:z-index="5" draw:style-name="gr2" draw:text-style-name="P32" svg:x1="3.29cm" svg:y1="0.462cm" svg:x2="3.369cm" svg:y2="6.415cm"><text:p/></draw:line><draw:custom-shape text:anchor-type="paragraph" draw:z-index="2" draw:style-name="gr1" draw:text-style-name="P31" svg:width="0.583cm" svg:height="0.53cm" svg:x="16.281cm" svg:y="0.43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6">Amnt lb/kg <text:s/>Ingredient <text:s text:c="12"/></text:span><text:span text:style-name="T4"><text:s text:c="2"/></text:span></text:p>
      <text:p text:style-name="P11"><text:span text:style-name="T17">17.2</text:span> <text:s text:c="7"/># <text:s text:c="6"/>Pil<text:span text:style-name="T18">s</text:span></text:p>
      <text:p text:style-name="P12">2.8 <text:s text:c="8"/># <text:s text:c="4"/>Vienna </text:p>
      <text:p text:style-name="P11">4 <text:s text:c="9"/># <text:s text:c="6"/>Pale</text:p>
      <text:p text:style-name="P11">3 <text:s text:c="8"/># <text:s text:c="7"/>Wheat</text:p>
      <text:p text:style-name="P11">4 <text:s text:c="9"/># <text:s text:c="7"/>Dark Munich</text:p>
      <text:p text:style-name="P9"><text:s/>1 <text:s text:c="15"/>Tsp NaCl (mash)</text:p>
      <text:p text:style-name="P9">1 <text:s text:c="16"/>tsp <text:s/>NaCl(sparge)<text:tab/><text:tab/><text:tab/></text:p>
      <text:p text:style-name="P9">5 <text:s text:c="16"/>Tsp Sprchrg</text:p>
      <text:p text:style-name="P24"><draw:line text:anchor-type="paragraph" draw:z-index="4" draw:style-name="gr2" draw:text-style-name="P32" svg:x1="1.623cm" svg:y1="0.626cm" svg:x2="1.702cm" svg:y2="0.6cm"><text:p/></draw:line> <text:s text:c="4"/>Irish Moss</text:p>
      <text:p text:style-name="P25"><text:s text:c="13"/><text:span text:style-name="T14">Nottingham</text:span> Yeast</text:p>
      <text:p text:style-name="P11">200 <text:s text:c="6"/>g <text:s text:c="4"/>Dried Chanterelles</text:p>
      <text:p text:style-name="P9"/>
      <text:p text:style-name="P9"/>
      <text:p text:style-name="P9"><draw:line text:anchor-type="paragraph" draw:z-index="7" draw:style-name="gr2" draw:text-style-name="P32" svg:x1="7.497cm" svg:y1="0.564cm" svg:x2="7.576cm" svg:y2="4.004cm"><text:p/></draw:line>Qt <text:s/>oz/g <text:s text:c="2"/>Hop/Seasoning <text:s text:c="14"/><text:span text:style-name="T13">Time</text:span></text:p>
      <text:p text:style-name="P21"><draw:line text:anchor-type="paragraph" draw:z-index="6" draw:style-name="gr2" draw:text-style-name="P32" svg:x1="2.549cm" svg:y1="0.012cm" svg:x2="2.628cm" svg:y2="3.452cm"><text:p/></draw:line> <text:span text:style-name="T23">46 <text:s text:c="3"/>g <text:s text:c="8"/>Saaz <text:s text:c="24"/>60 min</text:span></text:p>
      <text:p text:style-name="P22"><text:s/><text:span text:style-name="T14">86 <text:s text:c="3"/>g <text:s text:c="8"/>Saaz <text:s text:c="25"/>30 min</text:span></text:p>
      <text:p text:style-name="P22"><text:s/><text:span text:style-name="T14">86 <text:s text:c="3"/>g <text:s text:c="8"/>Saaz <text:s text:c="25"/>10 min </text:span></text:p>
      <text:p text:style-name="P22"><text:s/><text:span text:style-name="T14">28 <text:s text:c="3"/>g <text:s text:c="8"/>Cascade <text:s text:c="19"/>end of boil</text:span></text:p>
      <text:p text:style-name="P22"><text:s text:c="19"/><text:span text:style-name="T14">mushroom tea <text:s text:c="10"/>flame out</text:span></text:p>
      <text:p text:style-name="P2"><text:span text:style-name="T11"><text:s text:c="45"/></text:span><text:span text:style-name="T4"><text:s text:c="762"/></text:span><text:span text:style-name="T7">Stage <text:s text:c="13"/>Date <text:s text:c="17"/></text:span></text:p>
      <text:p text:style-name="P13">Primary:</text:p>
      <text:p text:style-name="P13">Racked:<text:tab/><text:tab/><text:tab/><text:tab/><text:tab/><text:tab/></text:p>
      <text:p text:style-name="P13">Racked:</text:p>
      <text:p text:style-name="P13">Bottled:<text:tab/><text:tab/><text:tab/><text:tab/><text:tab/><text:tab/></text:p>
      <text:p text:style-name="P13">Kegged:</text:p>
      <text:p text:style-name="P13">Re-Kegged:</text:p>
      <text:p text:style-name="P4"><text:span text:style-name="T7">Purged:</text:span><text:span text:style-name="T3"><text:tab/><text:tab/><text:tab/><text:tab/><text:tab/><text:tab/></text:span></text:p>
      <text:p text:style-name="P7">Charged:</text:p>
      <text:p text:style-name="P1"><draw:frame draw:style-name="fr3" draw:name="Object2" text:anchor-type="paragraph" svg:x="9.402cm" svg:y="-0.228cm" svg:width="11.548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<text:span text:style-name="T7">Start Time:</text:span><text:span text:style-name="T8">7:30</text:span></text:p>
      <text:p text:style-name="P13">Fill mash tun:<text:tab/><text:span text:style-name="T15">Sat</text:span></text:p>
      <text:p text:style-name="P13">Fill sparge kettle:<text:span text:style-name="T15">Sat</text:span><text:tab/><text:tab/><text:tab/><text:tab/></text:p>
      <text:p text:style-name="P13">Fire burners: <text:span text:style-name="T19">6:30</text:span>am</text:p>
      <text:p text:style-name="P13">Heat Mash Tun : Target Temp: <text:span text:style-name="T19">64</text:span> <text:s text:c="4"/></text:p>
      <text:p text:style-name="P13">Heat Sparge Kettle: Target Temp: <text:span text:style-name="T19">74</text:span></text:p>
      <text:p text:style-name="P13">Target Temp (Mash): 15<text:span text:style-name="T15">4</text:span></text:p>
      <text:p text:style-name="P13">Grind grain: <text:s/><text:span text:style-name="T19">7:15</text:span> <text:span text:style-name="T15">am</text:span> </text:p>
      <text:p text:style-name="P13">sparge temp:<text:span text:style-name="T21">69.7</text:span></text:p>
      <text:p text:style-name="P13">Strike Temp: <text:span text:style-name="T21">65.9</text:span></text:p>
      <text:p text:style-name="P13">pump temp: <text:s/></text:p>
      <text:p text:style-name="P15">Mash in: <text:span text:style-name="T21">7:40am</text:span></text:p>
      <text:p text:style-name="P13">Temp: <text:span text:style-name="T21">62.7</text:span></text:p>
      <text:p text:style-name="P13">Mash Duration: <text:s/><text:span text:style-name="T15">90</text:span> <text:s/>minutes <text:s text:c="7"/></text:p>
      <text:p text:style-name="P15">Start: <text:s text:c="3"/><text:span text:style-name="T21">7:40</text:span></text:p>
      <text:p text:style-name="P15">Finish: <text:span text:style-name="T21">9:10</text:span></text:p>
      <text:p text:style-name="P13">Heat (to deactivate enzymes)<text:tab/></text:p>
      <text:p text:style-name="P16">Target Temp: <text:span text:style-name="T20">75.5</text:span> <text:s text:c="2"/></text:p>
      <text:p text:style-name="P16">Start: <text:s text:c="4"/><text:span text:style-name="T22">9:10</text:span> <text:s/></text:p>
      <text:p text:style-name="P16">Finish: <text:s text:c="2"/><text:span text:style-name="T24">9:33</text:span></text:p>
      <text:p text:style-name="P13">Heat Sparge H20 (Target<text:span text:style-name="T24">78</text:span>◦) <text:s text:c="7"/></text:p>
      <text:p text:style-name="P13">Sparge: Start: <text:span text:style-name="T24">9:35</text:span> <text:s/></text:p>
      <text:p text:style-name="P13">Finish: <text:span text:style-name="T26">10:34</text:span></text:p>
      <text:p text:style-name="P13">Wort collected: <text:s text:c="2"/><text:span text:style-name="T26">full kettle</text:span></text:p>
      <text:p text:style-name="P13">Boil : Burner On: <text:s/><text:span text:style-name="T25">9:43</text:span></text:p>
      <text:p text:style-name="P19">Rolling Boil: <text:s text:c="3"/><text:span text:style-name="T27">10:59</text:span></text:p>
      <text:p text:style-name="P27">Duration: 90 min </text:p>
      <text:p text:style-name="P18">Start: <text:s/><text:span text:style-name="T28">11:15</text:span></text:p>
      <text:p text:style-name="P13">Finish: <text:span text:style-name="T28">12:45</text:span></text:p>
      <text:p text:style-name="P17">Hops In: <text:s text:c="2"/><text:span text:style-name="T28">11:45</text:span> <text:s text:c="10"/></text:p>
      <text:p text:style-name="P17">Hops In: <text:s text:c="3"/><text:span text:style-name="T28">12:15</text:span> </text:p>
      <text:p text:style-name="P30">whirlflock in: 12:30</text:p>
      <text:p text:style-name="P13">Hops in : <text:s text:c="2"/><text:span text:style-name="T28">12:35</text:span></text:p>
      <text:p text:style-name="P20">Hops in: <text:span text:style-name="T28">12:45</text:span></text:p>
      <text:p text:style-name="P28">Tea in at flame out</text:p>
      <text:p text:style-name="P19">Burner Off: <text:span text:style-name="T29">12:45</text:span></text:p>
      <text:p text:style-name="P13">Rest 15 min <text:s text:c="7"/></text:p>
      <text:p text:style-name="P13">Pump and chill: <text:s text:c="3"/></text:p>
      <text:p text:style-name="P18">Start: <text:span text:style-name="T29">1pm</text:span> <text:s text:c="18"/></text:p>
      <text:p text:style-name="P18">Finish: <text:s text:c="5"/><text:span text:style-name="T32">1:40</text:span></text:p>
      <text:p text:style-name="P13">OG : <text:s text:c="2"/><text:span text:style-name="T31">1.079</text:span></text:p>
      <text:p text:style-name="P14">Yeast: <text:span text:style-name="T30">Mauri Brew </text:span><text:span text:style-name="T12">Yeast</text:span> <text:s/></text:p>
      <text:p text:style-name="P13">Irish Moss</text:p>
      <text:p text:style-name="P6">Notes: <text:span text:style-name="T22">mash kettle a bit warm at mash in/ fiddled w/coil in and 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03T13:40:52.576277654</dc:date>
    <meta:editing-duration>PT2H33M22S</meta:editing-duration>
    <meta:editing-cycles>21</meta:editing-cycles>
    <meta:document-statistic meta:table-count="0" meta:image-count="0" meta:object-count="3" meta:page-count="2" meta:paragraph-count="76" meta:word-count="240" meta:character-count="2758" meta:non-whitespace-character-count="10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47cm" svg:height="8.999cm" xlink:href="." xlink:type="simple" chart:class="chart:line" chart:style-name="ch1">
        <chart:title svg:x="2.793cm" svg:y="0.315cm" chart:style-name="ch2">
          <text:p>Nirvana chanterelle Sept 3'17</text:p>
        </chart:title>
        <chart:legend chart:legend-position="end" svg:x="8.88cm" svg:y="3.702cm" style:legend-expansion="high" chart:style-name="ch3"/>
        <chart:plot-area chart:style-name="ch4" chart:data-source-has-labels="both" svg:x="0.749cm" svg:y="1.301cm" svg:width="8.479cm" svg:height="6.739cm">
          <chartooo:coordinate-region svg:x="1.583cm" svg:y="1.5cm" svg:width="7.645cm" svg:height="5.318cm"/>
          <chart:axis chart:dimension="x" chart:name="primary-x" chart:style-name="ch5" chartooo:axis-type="auto">
            <chartooo:date-scale/>
            <chart:title svg:x="4.626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2.6">
                <text:p>62.6</text:p>
              </table:table-cell>
              <table:table-cell office:value-type="float" office:value="69.4">
                <text:p>69.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8.9">
                <text:p>68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9">
                <text:p>61.9</text:p>
              </table:table-cell>
              <table:table-cell office:value-type="float" office:value="68.7">
                <text:p>68.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8">
                <text:p>63.8</text:p>
              </table:table-cell>
              <table:table-cell office:value-type="float" office:value="67.6">
                <text:p>67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7">
                <text:p>63.7</text:p>
              </table:table-cell>
              <table:table-cell office:value-type="float" office:value="66.9">
                <text:p>66.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7.4">
                <text:p>67.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4">
                <text:p>64.4</text:p>
              </table:table-cell>
              <table:table-cell office:value-type="float" office:value="67.9">
                <text:p>67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8">
                <text:p>64.8</text:p>
              </table:table-cell>
              <table:table-cell office:value-type="float" office:value="68.1">
                <text:p>68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9">
                <text:p>64.9</text:p>
              </table:table-cell>
              <table:table-cell office:value-type="float" office:value="67.8">
                <text:p>67.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8">
                <text:p>64.8</text:p>
              </table:table-cell>
              <table:table-cell office:value-type="float" office:value="67.4">
                <text:p>67.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8">
                <text:p>68.8</text:p>
              </table:table-cell>
              <table:table-cell office:value-type="float" office:value="71.3">
                <text:p>71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3.2">
                <text:p>73.2</text:p>
              </table:table-cell>
              <table:table-cell office:value-type="float" office:value="77.8">
                <text:p>77.8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.6">
                <text:p>75.6</text:p>
              </table:table-cell>
              <table:table-cell office:value-type="float" office:value="79.9">
                <text:p>79.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